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 fo:line-height="150%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Titre2" style:family="paragraph">
      <style:paragraph-properties fo:line-height="150%"/>
      <style:text-properties fo:font-weight="bold" style:font-weight-asian="bold" style:font-weight-complex="bold"/>
    </style:style>
    <style:style style:name="P3" style:parent-style-name="Paragraphedeliste" style:family="paragraph">
      <style:paragraph-properties fo:line-height="200%"/>
      <style:text-properties fo:font-size="14pt" style:font-size-asian="14pt" style:font-size-complex="14pt"/>
    </style:style>
    <style:style style:name="P4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5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6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7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8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9" style:parent-style-name="Paragraphedeliste" style:family="paragraph">
      <style:paragraph-properties fo:line-height="150%"/>
      <style:text-properties fo:font-size="14pt" style:font-size-asian="14pt" style:font-size-complex="14pt"/>
    </style:style>
    <style:style style:name="P10" style:parent-style-name="Paragraphedeliste" style:family="paragraph">
      <style:paragraph-properties fo:line-height="150%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Programme du lundi</text:h>
      <text:h text:style-name="P2" text:outline-level="2">Ordre du jour</text:h>
      <text:list text:style-name="LFO1" text:continue-numbering="true">
        <text:list-item>
          <text:p text:style-name="P3">Lecture du cahier de charge du projet caviste</text:p>
        </text:list-item>
        <text:list-item>
          <text:p text:style-name="P4">Passage en vue du diagramme UML</text:p>
        </text:list-item>
        <text:list-item>
          <text:p text:style-name="P5">Création d’une maquette de projet</text:p>
        </text:list-item>
        <text:list-item>
          <text:p text:style-name="P6">API Restfull</text:p>
        </text:list-item>
        <text:list-item>
          <text:p text:style-name="P7">Github<text:s/>(branches de travail)</text:p>
        </text:list-item>
        <text:list-item>
          <text:p text:style-name="P8">Elaboration du plan de travail</text:p>
        </text:list-item>
        <text:list-item>
          <text:p text:style-name="P9">Définition des rôles</text:p>
        </text:list-item>
        <text:list-item>
          <text:p text:style-name="P10"><text:span text:style-name="T11">Divers (niveau de<text:s/></text:span><text:span text:style-name="T12">chacun, difficultés, approches de solutions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osch EZOR</meta:initial-creator>
    <dc:creator>Enosch EZOR</dc:creator>
    <meta:creation-date>2020-04-12T11:25:00Z</meta:creation-date>
    <dc:date>2020-04-12T11:38:00Z</dc:date>
    <meta:template xlink:href="Normal" xlink:type="simple"/>
    <meta:editing-cycles>4</meta:editing-cycles>
    <meta:editing-duration>PT600S</meta:editing-duration>
    <meta:document-statistic meta:page-count="1" meta:paragraph-count="1" meta:word-count="46" meta:character-count="301" meta:row-count="2" meta:non-whitespace-character-count="256"/>
  </office:meta>
</office:document-meta>
</file>